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A42E4A89.png" manifest:media-type="image/png"/>
  <manifest:file-entry manifest:full-path="Pictures/1000020100000040000000401D455CBD.png" manifest:media-type="image/png"/>
  <manifest:file-entry manifest:full-path="Pictures/100002010000002000000020E7410D62.png" manifest:media-type="image/png"/>
  <manifest:file-entry manifest:full-path="Pictures/1000020100000080000000800555B640.png" manifest:media-type="image/png"/>
  <manifest:file-entry manifest:full-path="Pictures/10000201000000CC000000CC1DBFDD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2.14cm" fo:min-width="2.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9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cm"/>
    </style:style>
    <style:style style:name="gr8" style:family="graphic" style:parent-style-name="objectwithoutfill">
      <style:graphic-properties draw:marker-end="Arrow" draw:marker-end-width="0.1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Circle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color="#004586" fo:font-size="6pt" fo:font-style="italic" style:font-size-asian="6pt" style:font-style-asian="italic" style:font-size-complex="6pt" style:font-style-complex="italic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4586" fo:font-size="6pt" fo:font-style="italic" style:font-size-asian="6pt" style:font-style-asian="italic" style:font-size-complex="6pt" style:font-style-complex="italic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0.33cm" svg:height="0.33cm" svg:x="9.24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1" draw:id="id1" draw:layer="layout" svg:width="1.1cm" svg:height="1.1cm" svg:x="1.84cm" svg:y="0.44cm">
          <draw:image xlink:href="Pictures/10000201000000CC000000CC1DBFDDA3.png" xlink:type="simple" xlink:show="embed" xlink:actuate="onLoad">
            <text:p/>
          </draw:image>
        </draw:frame>
        <draw:g xml:id="id2" draw:id="id2">
          <draw:custom-shape draw:style-name="gr3" draw:text-style-name="P1" draw:layer="layout" svg:width="2.83cm" svg:height="2.39cm" svg:x="1.04cm" svg:y="2.7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04cm" svg:height="0.887cm" svg:x="0.89cm" svg:y="2.849cm">
            <draw:text-box>
              <text:p text:style-name="P1"><text:span text:style-name="T1"><text:s text:c="8"/></text:span><text:span text:style-name="T1">VIP Portal</text:span></text:p>
            </draw:text-box>
          </draw:frame>
          <draw:frame draw:style-name="gr2" draw:text-style-name="P1" draw:layer="layout" svg:width="1.445cm" svg:height="1.445cm" svg:x="1.69cm" svg:y="3.349cm">
            <draw:image xlink:href="Pictures/1000020100000080000000800555B640.png" xlink:type="simple" xlink:show="embed" xlink:actuate="onLoad">
              <text:p/>
            </draw:image>
          </draw:frame>
        </draw:g>
        <draw:frame draw:style-name="gr4" draw:text-style-name="P2" xml:id="id3" draw:id="id3" draw:layer="layout" svg:width="3.04cm" svg:height="0.887cm" svg:x="0.91cm" svg:y="6.339cm">
          <draw:text-box>
            <text:p text:style-name="P1"><text:span text:style-name="T1"><text:s text:c="8"/></text:span><text:span text:style-name="T1">Database</text:span></text:p>
          </draw:text-box>
        </draw:frame>
        <draw:frame draw:style-name="gr5" draw:text-style-name="P3" draw:layer="layout" svg:width="3.04cm" svg:height="0.887cm" svg:x="4.07cm" svg:y="4.87cm">
          <draw:text-box>
            <text:p text:style-name="P1"><text:span text:style-name="T1"><text:s text:c="6"/></text:span><text:span text:style-name="T1">Synchro-</text:span></text:p>
            <text:p text:style-name="P1"><text:span text:style-name="T1">nizer</text:span></text:p>
          </draw:text-box>
        </draw:frame>
        <draw:frame draw:style-name="gr4" draw:text-style-name="P3" xml:id="id4" draw:id="id4" draw:layer="layout" svg:width="1.91cm" svg:height="0.887cm" svg:x="5.47cm" svg:y="6.8cm">
          <draw:text-box>
            <text:p text:style-name="P1"><text:span text:style-name="T1">SSHAgent</text:span></text:p>
          </draw:text-box>
        </draw:frame>
        <draw:g xml:id="id6" draw:id="id6">
          <draw:custom-shape draw:style-name="gr3" draw:text-style-name="P1" draw:layer="layout" svg:width="2.83cm" svg:height="2.39cm" svg:x="10.65cm" svg:y="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15cm" svg:height="1.15cm" svg:x="11.41cm" svg:y="3.34cm">
            <draw:image xlink:href="Pictures/1000020100000040000000401D455CBD.png" xlink:type="simple" xlink:show="embed" xlink:actuate="onLoad">
              <text:p/>
            </draw:image>
          </draw:frame>
          <draw:frame draw:style-name="gr4" draw:text-style-name="P2" draw:layer="layout" svg:width="3.04cm" svg:height="0.887cm" svg:x="10.5cm" svg:y="2.579cm">
            <draw:text-box>
              <text:p text:style-name="P1"><text:span text:style-name="T1"><text:s text:c="12"/></text:span><text:span text:style-name="T1">LFC</text:span></text:p>
            </draw:text-box>
          </draw:frame>
        </draw:g>
        <draw:g xml:id="id7" draw:id="id7">
          <draw:custom-shape draw:style-name="gr3" draw:text-style-name="P1" draw:layer="layout" svg:width="2.83cm" svg:height="2.39cm" svg:x="10.65cm" svg:y="6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15cm" svg:height="1.15cm" svg:x="11.41cm" svg:y="7.04cm">
            <draw:image xlink:href="Pictures/1000020100000040000000401D455CBD.png" xlink:type="simple" xlink:show="embed" xlink:actuate="onLoad">
              <text:p/>
            </draw:image>
          </draw:frame>
          <draw:frame draw:style-name="gr4" draw:text-style-name="P2" draw:layer="layout" svg:width="3.04cm" svg:height="0.887cm" svg:x="10.5cm" svg:y="6.279cm">
            <draw:text-box>
              <text:p text:style-name="P1"><text:span text:style-name="T1"><text:s text:c="6"/></text:span><text:span text:style-name="T1">SSH server</text:span></text:p>
            </draw:text-box>
          </draw:frame>
        </draw:g>
        <draw:frame draw:style-name="gr6" draw:text-style-name="P1" xml:id="id5" draw:id="id5" draw:layer="layout" svg:width="0.846cm" svg:height="0.846cm" svg:x="1.99cm" svg:y="6.84cm">
          <draw:image xlink:href="Pictures/100002010000002000000020E7410D62.png" xlink:type="simple" xlink:show="embed" xlink:actuate="onLoad">
            <text:p/>
          </draw:image>
        </draw:frame>
        <draw:frame draw:style-name="gr7" draw:text-style-name="P3" xml:id="id10" draw:id="id10" draw:layer="layout" svg:width="2.41cm" svg:height="0.63cm" svg:x="5.22cm" svg:y="3.73cm">
          <draw:text-box>
            <text:p text:style-name="P1"><text:span text:style-name="T1">Dropbox Agent</text:span></text:p>
          </draw:text-box>
        </draw:frame>
        <draw:connector draw:style-name="gr8" draw:text-style-name="P1" draw:layer="layout" draw:type="line" svg:x1="2.39cm" svg:y1="1.54cm" svg:x2="2.41cm" svg:y2="2.77cm" draw:start-shape="id1" draw:start-glue-point="2" draw:end-shape="id2" draw:end-glue-point="0" svg:d="M2390 1540l20 1230" svg:viewBox="0 0 21 1231">
          <text:p/>
        </draw:connector>
        <draw:connector draw:style-name="gr8" draw:text-style-name="P1" draw:layer="layout" draw:type="line" svg:x1="2.41cm" svg:y1="5.16cm" svg:x2="2.43cm" svg:y2="6.339cm" draw:start-shape="id2" draw:start-glue-point="2" draw:end-shape="id3" draw:end-glue-point="0" svg:d="M2410 5160l20 1179" svg:viewBox="0 0 21 1180">
          <text:p/>
        </draw:connector>
        <draw:frame draw:style-name="gr9" draw:text-style-name="P4" draw:layer="layout" svg:width="3.389cm" svg:height="0.727cm" svg:x="2.4cm" svg:y="1.69cm">
          <draw:text-box>
            <text:p text:style-name="P4"><text:span text:style-name="T2">1. Synchronize LFC directory</text:span></text:p>
            <text:p text:style-name="P4"><text:span text:style-name="T2">with SSH or Dropbox directory.</text:span></text:p>
          </draw:text-box>
        </draw:frame>
        <draw:frame draw:style-name="gr9" draw:text-style-name="P5" draw:layer="layout" svg:width="1.099cm" svg:height="0.569cm" svg:x="1.84cm" svg:y="-0.019cm">
          <draw:text-box>
            <text:p text:style-name="P5"><text:span text:style-name="T3">User</text:span></text:p>
          </draw:text-box>
        </draw:frame>
        <draw:frame draw:style-name="gr9" draw:text-style-name="P4" draw:layer="layout" svg:width="2.627cm" svg:height="0.489cm" svg:x="-0.061cm" svg:y="5.391cm">
          <draw:text-box>
            <text:p text:style-name="P4"><text:span text:style-name="T2">2. Add synchronization</text:span></text:p>
          </draw:text-box>
        </draw:frame>
        <draw:connector draw:style-name="gr8" draw:text-style-name="P1" draw:layer="layout" draw:type="line" svg:x1="5.47cm" svg:y1="7.243cm" svg:x2="2.836cm" svg:y2="7.263cm" draw:start-shape="id4" draw:start-glue-point="3" draw:end-shape="id5" draw:end-glue-point="1" svg:d="M5470 7243l-2634 20" svg:viewBox="0 0 2635 21">
          <text:p/>
        </draw:connector>
        <draw:connector draw:style-name="gr10" draw:text-style-name="P1" draw:layer="layout" draw:type="curve" svg:x1="10.5cm" svg:y1="3.695cm" svg:x2="10.5cm" svg:y2="7.395cm" draw:start-shape="id6" draw:start-glue-point="3" draw:end-shape="id7" svg:d="M10500 3695c-750 0-750 3700 0 3700" svg:viewBox="0 0 563 3701">
          <text:p/>
        </draw:connector>
        <draw:custom-shape draw:style-name="gr1" draw:text-style-name="P1" xml:id="id8" draw:id="id8" draw:layer="layout" svg:width="0.33cm" svg:height="0.33cm" svg:x="9.94cm" svg:y="5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6.425cm" svg:y1="6.8cm" svg:x2="9.94cm" svg:y2="5.475cm" draw:start-shape="id4" draw:start-glue-point="0" draw:end-shape="id8" draw:end-glue-point="6" svg:d="M6425 6800c0-884 1171-1325 3515-1325" svg:viewBox="0 0 3516 1326">
          <text:p/>
        </draw:connector>
        <draw:frame draw:style-name="gr6" draw:text-style-name="P1" xml:id="id9" draw:id="id9" draw:layer="layout" svg:width="0.907cm" svg:height="0.907cm" svg:x="5.96cm" svg:y="4.91cm">
          <draw:image xlink:href="Pictures/100002010000004000000040A42E4A89.png" xlink:type="simple" xlink:show="embed" xlink:actuate="onLoad">
            <text:p/>
          </draw:image>
        </draw:frame>
        <draw:frame draw:style-name="gr9" draw:text-style-name="P4" draw:layer="layout" svg:width="2.327cm" svg:height="0.489cm" svg:x="7.118cm" svg:y="4.71cm">
          <draw:text-box>
            <text:p text:style-name="P4"><text:span text:style-name="T2">4. Synchronize files</text:span></text:p>
          </draw:text-box>
        </draw:frame>
        <draw:connector draw:style-name="gr12" draw:text-style-name="P1" draw:layer="layout" draw:type="line" svg:x1="6.413cm" svg:y1="5.817cm" svg:x2="6.425cm" svg:y2="6.8cm" draw:start-shape="id9" draw:start-glue-point="2" draw:end-shape="id4" svg:d="M6413 5817l12 983" svg:viewBox="0 0 13 984">
          <text:p/>
        </draw:connector>
        <draw:connector draw:style-name="gr12" draw:text-style-name="P1" draw:layer="layout" draw:type="line" svg:x1="6.413cm" svg:y1="4.91cm" svg:x2="6.425cm" svg:y2="4.36cm" draw:start-shape="id9" draw:start-glue-point="0" draw:end-shape="id10" draw:end-glue-point="2" svg:d="M6413 4910l12-550" svg:viewBox="0 0 13 551">
          <text:p/>
        </draw:connector>
        <draw:g xml:id="id11" draw:id="id11">
          <draw:custom-shape draw:style-name="gr3" draw:text-style-name="P1" draw:layer="layout" svg:width="2.83cm" svg:height="2.39cm" svg:x="7.46cm" svg:y="0.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15cm" svg:height="1.15cm" svg:x="8.22cm" svg:y="1.18cm">
            <draw:image xlink:href="Pictures/1000020100000040000000401D455CBD.png" xlink:type="simple" xlink:show="embed" xlink:actuate="onLoad">
              <text:p/>
            </draw:image>
          </draw:frame>
          <draw:frame draw:style-name="gr4" draw:text-style-name="P2" draw:layer="layout" svg:width="3.04cm" svg:height="0.887cm" svg:x="7.31cm" svg:y="0.419cm">
            <draw:text-box>
              <text:p text:style-name="P1"><text:span text:style-name="T1"><text:s text:c="3"/></text:span><text:span text:style-name="T1">Dropbox account</text:span></text:p>
            </draw:text-box>
          </draw:frame>
        </draw:g>
        <draw:connector draw:style-name="gr10" draw:text-style-name="P1" draw:layer="layout" draw:type="curve" svg:x1="10.5cm" svg:y1="3.695cm" svg:x2="8.83cm" svg:y2="2.73cm" draw:start-shape="id6" draw:start-glue-point="3" draw:end-shape="id11" svg:d="M10500 3695c-1114 0-1670-321-1670-965" svg:viewBox="0 0 1671 966">
          <text:p/>
        </draw:connector>
        <draw:connector draw:style-name="gr11" draw:text-style-name="P1" draw:layer="layout" draw:type="curve" draw:line-skew="-0.595cm" svg:x1="6.425cm" svg:y1="4.36cm" svg:x2="9.405cm" svg:y2="3.54cm" draw:start-shape="id10" draw:start-glue-point="2" draw:end-shape="id12" draw:end-glue-point="8" svg:d="M6425 4360c0-142 2980 267 2980-820" svg:viewBox="0 0 2981 821">
          <text:p/>
        </draw:connector>
        <draw:connector draw:style-name="gr8" draw:text-style-name="P1" draw:layer="layout" draw:type="line" svg:x1="5.22cm" svg:y1="4.045cm" svg:x2="2.837cm" svg:y2="7.272cm" draw:start-shape="id10" svg:d="M5220 4045l-2383 3227" svg:viewBox="0 0 2384 3228">
          <text:p/>
        </draw:connector>
        <draw:frame draw:style-name="gr9" draw:text-style-name="P4" draw:layer="layout" svg:width="2.068cm" svg:height="0.727cm" svg:x="3.3cm" svg:y="6.35cm">
          <draw:text-box>
            <text:p text:style-name="P4"><text:span text:style-name="T2">3. Read all</text:span></text:p>
            <text:p text:style-name="P4"><text:span text:style-name="T2">synchroniz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stan Glatard</meta:initial-creator>
    <meta:creation-date>2015-03-24T11:12:39.050400208</meta:creation-date>
    <dc:date>2015-04-02T16:45:34.160843099</dc:date>
    <dc:creator>Tristan Glatard</dc:creator>
    <meta:editing-duration>PT2H16M52S</meta:editing-duration>
    <meta:editing-cycles>20</meta:editing-cycles>
    <meta:generator>LibreOffice/4.3.6.2$Linux_X86_64 LibreOffice_project/430$Build-2</meta:generator>
    <meta:document-statistic meta:object-count="40"/>
  </office:meta>
</office:document-meta>
</file>